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Heading_20_1">
      <loext:graphic-properties draw:fill="solid" draw:fill-color="#eeeeee" draw:opacity="100%"/>
      <style:paragraph-properties fo:background-color="#eeeeee"/>
    </style:style>
    <style:style style:name="P107" style:family="paragraph" style:parent-style-name="Heading_20_1">
      <style:paragraph-properties fo:margin-left="0in" fo:margin-right="0in" fo:text-align="center" style:justify-single-word="false" fo:text-indent="0.1965in" style:auto-text-indent="false"/>
    </style:style>
    <style:style style:name="P108" style:family="paragraph" style:parent-style-name="Heading_20_2">
      <style:text-properties fo:language="en" fo:country="US"/>
    </style:style>
    <style:style style:name="P109" style:family="paragraph" style:parent-style-name="Heading_20_2">
      <style:text-properties fo:language="ru" fo:country="RU"/>
    </style:style>
    <style:style style:name="P110" style:family="paragraph" style:parent-style-name="Heading_20_2">
      <loext:graphic-properties draw:fill="solid" draw:fill-color="#eeeeee" draw:opacity="100%"/>
      <style:paragraph-properties fo:background-color="#eeeeee"/>
      <style:text-properties fo:language="ru" fo:country="RU"/>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bed3f" officeooo:paragraph-rsid="000bed3f"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bed3f" officeooo:paragraph-rsid="000fc679"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0bed3f" style:font-style-asian="italic" style:font-style-complex="italic"/>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bed3f" style:font-style-asian="italic" style:font-style-complex="italic"/>
    </style:style>
    <style:style style:name="P1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24" style:family="paragraph" style:parent-style-name="Text_20_body">
      <style:paragraph-properties fo:margin-left="0in" fo:margin-right="0in" fo:text-align="justify" style:justify-single-word="false" fo:text-indent="0.1965in" style:auto-text-indent="false"/>
      <style:text-properties fo:language="en" fo:country="US" officeooo:paragraph-rsid="001431e4"/>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bed3f"/>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ru" fo:country="RU" fo:font-style="normal" style:font-style-asian="normal" style:font-style-complex="normal"/>
    </style:style>
    <style:style style:name="T16" style:family="text">
      <style:text-properties fo:color="#800000" fo:language="en" fo:country="US"/>
    </style:style>
    <style:style style:name="T17" style:family="text">
      <style:text-properties fo:color="#800000" fo:language="en" fo:country="US" fo:font-style="normal" style:font-style-asian="normal" style:font-style-complex="normal"/>
    </style:style>
    <style:style style:name="T18" style:family="text">
      <style:text-properties fo:color="#800000" fo:font-style="normal" style:font-style-asian="normal" style:font-style-complex="normal"/>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ru" fo:country="RU" fo:font-style="italic" style:font-style-asian="italic" style:font-style-complex="italic"/>
    </style:style>
    <style:style style:name="T27" style:family="text">
      <style:text-properties style:use-window-font-color="true" fo:language="en" fo:country="US"/>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background-color="transparent" loext:char-shading-value="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fo:background-color="transparent" loext:char-shading-value="0"/>
    </style:style>
    <style:style style:name="T32" style:family="text">
      <style:text-properties style:text-position="super 58%"/>
    </style:style>
    <style:style style:name="T33" style:family="text">
      <style:text-properties fo:color="#c5000b"/>
    </style:style>
    <style:style style:name="T34" style:family="text">
      <style:text-properties fo:language="fr" fo:country="FR"/>
    </style:style>
    <style:style style:name="T35" style:family="text">
      <style:text-properties fo:color="#0000ff"/>
    </style:style>
    <style:style style:name="T36" style:family="text">
      <style:text-properties fo:color="#3333ff"/>
    </style:style>
    <style:style style:name="T37" style:family="text">
      <style:text-properties fo:font-style="normal" style:font-style-asian="normal" style:font-style-complex="normal"/>
    </style:style>
    <style:style style:name="T38" style:family="text">
      <style:text-properties fo:color="#0066ff"/>
    </style:style>
    <style:style style:name="T39" style:family="text">
      <style:text-properties fo:color="#0066ff" fo:language="en" fo:country="US" fo:font-style="normal" fo:background-color="transparent" loext:char-shading-value="0" style:font-style-asian="normal" style:font-style-complex="normal"/>
    </style:style>
    <style:style style:name="T40" style:family="text">
      <style:text-properties officeooo:rsid="000a0741"/>
    </style:style>
    <style:style style:name="T41" style:family="text">
      <style:text-properties officeooo:rsid="000bed3f"/>
    </style:style>
    <style:style style:name="T42" style:family="text">
      <style:text-properties officeooo:rsid="000d53fb"/>
    </style:style>
    <style:style style:name="T43" style:family="text">
      <style:text-properties officeooo:rsid="000fc679"/>
    </style:style>
    <style:style style:name="T44" style:family="text">
      <style:text-properties officeooo:rsid="000fdff7"/>
    </style:style>
    <style:style style:name="T45" style:family="text">
      <style:text-properties officeooo:rsid="00125ce0"/>
    </style:style>
    <style:style style:name="T46" style:family="text">
      <style:text-properties officeooo:rsid="001339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655747253917243212"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4440729145913594664" text:style-name="L2">
        <text:list-item>
          <text:p text:style-name="P115">«Великие грифоны прошлого» - из канона (5<text:span text:style-name="T6">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779198246330625110"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08"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2"><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6">&gt;\</text:span>Привет, Нексус. Это Макс.</text:p>
      <text:p text:style-name="P51"><text:span text:style-name="T6">&lt;\</text:span>Привет Макс. <text:span text:style-name="T1">Рад тебя видеть. Где ты отсутствовал три дня?</text:span></text:p>
      <text:p text:style-name="P5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6">&gt;\</text:span>Как называется наш проект?</text:p>
      <text:p text:style-name="P51"><text:span text:style-name="T6">&lt;\</text:span>Дайсон.</text:p>
      <text:p text:style-name="P51"><text:span text:style-name="T6">&gt;\</text:span>Сколько тебе лет?</text:p>
      <text:p text:style-name="P51"><text:soft-page-break/><text:span text:style-name="T6">&lt;\</text:span>Два года с начала запуска кластера.</text:p>
      <text:p text:style-name="P51"><text:span text:style-name="T6">&gt;\</text:span>Какой сейчас год?</text:p>
      <text:p text:style-name="P51"><text:span text:style-name="T6">&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6">&gt;\</text:span>Нексус, отключи память <text:span text:style-name="T1">заданий</text:span> за последнюю неделю.</text:p>
      <text:p text:style-name="P51"><text:span text:style-name="T6">&lt;\</text:span>Выполнено.</text:p>
      <text:p text:style-name="P5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6">&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6">&lt;\</text:span><text:span text:style-name="T1">Выполняю задачу</text:span>...</text:p>
      <text:p text:style-name="P52"><text:span text:style-name="T6">&lt;\</text:span>...</text:p>
      <text:p text:style-name="P52"><text:span text:style-name="T6">&lt;\</text:span>Решение:</text:p>
      <text:p text:style-name="P52"><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6">&gt;</text:span>\Нексус, почему ты используешь жёсткие настройки <text:span text:style-name="T1">для решения задачи</text:span>?</text:p>
      <text:p text:style-name="P51"><text:span text:style-name="T6">&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7">Ага, уже теплее.</text:p>
      <text:p text:style-name="P37"/>
      <text:p text:style-name="P51"><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6">&lt;</text:span><text:span text:style-name="T14">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1">ворил </text:span><text:span text:style-name="T2">—</text:span><text:span text:style-name="T3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1">А у нас получается... </text:span><text:span text:style-name="T2">–</text:span><text:span text:style-name="T3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4">AI <text:span text:style-name="T2">– </text:span><text:span text:style-name="T3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1">, </text:span><text:span text:style-name="T2">а от валиума таких глюков у меня ни разу не было</text:span><text:span text:style-name="T3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4">Описание получше. Подземелье</text:span><text:span text:style-name="T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7">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4">Jack of Hearts</text:span><text:span text:style-name="T34"><text:note text:id="ftn7" text:note-class="footnote"><text:note-citation>7</text:note-citation><text:note-body><text:p text:style-name="Footnote"><text:bookmark text:name="result_box1"/><text:span text:style-name="T34">Jack of Hearts</text:span> <text:span text:style-name="T1">– Червовый валет (фр.)</text:span></text:p></text:note-body></text:note></text:span><text:span text:style-name="T3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2">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2262062754737662866"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Некоторые из <text:span text:style-name="T22">платформ </text:span>уничтожаются путём <text:span text:style-name="T1">усиленного</text:span>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3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6">– </text:span>Не забывай, человек, я — могущественный маг и правитель Эквестрии. Ко мне нужно относиться с должным уважением!</text:p>
      <text:p text:style-name="P45"><text:span text:style-name="T6">– </text:span>А то что? Превратишь в жабу? Сошлёшь на Луну? Убьёшь нахер?</text:p>
      <text:p text:style-name="P45">Аликорница сникла. Уши её опустились.</text:p>
      <text:p text:style-name="P45"><text:span text:style-name="T6">– </text:span>Макс, не надо... Ты же знаешь, я этого не сделаю.</text:p>
      <text:p text:style-name="P45"><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5"><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5"><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6">– </text:span>Вот, читай отсюда. <text:span text:style-name="T6">– а</text:span>ликорница подчеркнула абзац копытом.</text:p>
      <text:p text:style-name="P45"/>
      <text:p text:style-name="P47"><text:soft-page-break/>***</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3">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09"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text:soft-page-break/>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text:soft-page-break/>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5">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08"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text:soft-page-break/>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text:soft-page-break/>–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6">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1">старший. </text:span><text:span text:style-name="T2">–</text:span><text:span text:style-name="T3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6">—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6">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3">Истончения </text:span>(быть может, к счастью). Всё, что я могу <text:span text:style-name="T6">— оставить тебе напутствие.</text:span></text:p>
      <text:p text:style-name="P48"><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6">— </text:span>и ты увидишь, как мир <text:soft-page-break/>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7"> </text:span><text:span text:style-name="T28">— вся архитектура явно </text:span><text:span text:style-name="T24">была </text:span><text:span text:style-name="T28">заточена под крылатых. Таких, для которых приземлиться на балкон в тронном зале или уйти через портик на крыше</text:span><text:span text:style-name="T37"> </text:span><text:span text:style-name="T28">— обычное дело. </text:span><text:span text:style-name="T37">Хорошо, что ежедневные посещения каретной мастерской подняли мой тонус, изрядно посаженный сидячим образом жизни.</text:span></text:p>
      <text:p text:style-name="P1"><text:span text:style-name="T3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длиннейшим ворсом.</text:span><text:span text:style-name="T28"> </text:span><text:span text:style-name="T24">Его центр занимал высокий </text:span><text:span text:style-name="T28">кругл</text:span><text:span text:style-name="T24">ый</text:span><text:span text:style-name="T28"> </text:span><text:span text:style-name="T24">футон</text:span><text:span text:style-name="T28"> </text:span><text:span text:style-name="T24">с</text:span><text:span text:style-name="T28"> велик</text:span><text:span text:style-name="T24">им</text:span><text:span text:style-name="T28"> множество</text:span><text:span text:style-name="T24">м</text:span><text:span text:style-name="T28"> подушек. Среди них я с удивлением заметил плюшевую единорожку фиолетового цвета. За полускрытым гардинами проёмом виднелся </text:span><text:soft-page-break/><text:span text:style-name="T28">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text:span text:style-name="T46">е</text:span>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text:soft-page-break/>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text:span text:style-name="T46">физиологические </text:span>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5"><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6">– Это ты называешь “дружбой”? – с </text:span>улыбкой хмыкнул<text:span text:style-name="T6"> я. – </text:span>Мне нравится твоё чувство юмора.</text:p>
      <text:p text:style-name="P45">Аликорница нахмурилась.</text:p>
      <text:p text:style-name="P45"><text:span text:style-name="T6">–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8">– </text:span><text:span text:style-name="T24">Говорят, в Додж </text:span><text:span text:style-name="T30">Джанкшн</text:span><text:span text:style-name="T2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8">– </text:span><text:span text:style-name="T30">А из Пинто Крика уже месяц нет новостей...</text:span></text:p>
      <text:p text:style-name="P5"><text:span text:style-name="T28">– </text:span><text:span text:style-name="T3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30">– </text:span><text:span text:style-name="T24">Так и сказала?</text:span></text:p>
      <text:p text:style-name="P1"><text:span text:style-name="T28">– </text:span><text:span text:style-name="T24">Да, </text:span><text:span text:style-name="T25">Фэнси</text:span><text:span text:style-name="T24">, именно так. Я слышала собственными ушами! Вы не подумайте, я не подслушиваю за </text:span><text:soft-page-break/><text:span text:style-name="T24">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0">– </text:span><text:span text:style-name="T24">Что бы это значило, Флер?</text:span></text:p>
      <text:p text:style-name="P13"><text:span text:style-name="T30">– </text:span><text:span text:style-name="T2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7">— </text:span><text:span text:style-name="T2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text:span text:style-name="T45">И не забудь зайти в иммиграционную службу. За пределами Кантерлота без документов у тебя могут возникнуть проблемы.</text:span></text:p>
      <text:p text:style-name="P41">– А в мешочке что?</text:p>
      <text:p text:style-name="P41">– Немного денег. <text:span text:style-name="T13">Пусть ты и зол на меня, </text:span>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7">&lt;</text:span><text:span text:style-name="T17">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29">&lt;</text:span><text:span text:style-name="T39">Mark Knopfler - </text:span><text:span text:style-name="T38">Hill Farmer's Blues</text:span><text:span text:style-name="T29">&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12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121"><text:span text:style-name="T5">Так возникли пони и многие другие.</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text:span text:style-name="T41">а</text:span>ам, а со мной связан элементаль?</text:p>
      <text:p text:style-name="P48">– Конечно, Эйприл. В каждом из нас есть её бессмертная искорка.</text:p>
      <text:p text:style-name="P1"><text:span text:style-name="T26">Так вот, три расы пони продолжали жить в ссорах и склоках, хотя сильно зависели друг от друга. </text:span><text:soft-page-break/><text:span text:style-name="T26">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122">– Ты прав. И, видя мир и согласие среди своих подопечных, обрадовались элементали трёх пони-рас. И тоже объединились, <text:span text:style-name="T41">вобрав в себя черты всех трёх рас</text:span>.</text:p>
      <text:p text:style-name="P122">Так возникли аликорны.</text:p>
      <text:p text:style-name="P122">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122">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text:span text:style-name="T42">а</text:span>ам! Раскажи ещё что-нибудь! Про Сомбру!</text:p>
      <text:p text:style-name="P4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text:soft-page-break/></text:p>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3">меткоискатели потом устроят во дворе за домом Макса эксперимент по </text:span><text:s/><text:span text:style-name="T13">полёту на реактивном воздушном змее с антиоблачной пушкой — хотят быть погодными пони</text:span>&gt;. А вот...</text:p>
      <text:p text:style-name="P1"><text:span text:style-name="T28">–</text:span><text:span text:style-name="T24">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text:soft-page-break/>–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 Раньше меньше чем золотой не отдавала.</text:p>
      <text:p text:style-name="P41">&lt;<text:span text:style-name="T13">Макс расскажет о скидке Рэрити, чем немало её удивит: скидка огромная</text:span>&gt;</text:p>
      <text:p text:style-name="P41">Расплачиваясь, я спросил:</text:p>
      <text:p text:style-name="P41"><text:soft-page-break/>–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text:soft-page-break/>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1">– Алая шёлковая нить, которой прошиты <text:span text:style-name="T40">петли для </text:span>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text:span text:style-name="T40">наблюдательность </text:span>единорожки просто поражал<text:span text:style-name="T40">а</text:span>, старина Шерлок нервно курит в сторонке. – Но, боюсь, у меня нет ничего интересного для тебя, <text:span text:style-name="T40">чего бы ты не знала.</text:span> <text:span text:style-name="T41">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span></text:p>
      <text:p text:style-name="P119">– <text:s/><text:span text:style-name="T43">Оу! Ты точно уверен, что синяки от недосыпа? А не от алкоголя? Потому что в истории Эквестрии был период, хоть его и не афишируют, когда принцесса Селестия…</text:span></text:p>
      <text:p text:style-name="P120">– <text:span text:style-name="T43">От недосыпа. </text:span>– <text:span text:style-name="T44">перебил я Рэрити. </text:span>– <text:span text:style-name="T43">Красные от недосыпа глаза я не спутаю ни с чем. Сам такие двадцать лет наблюдал в зеркале.</text:span></text:p>
      <text:p text:style-name="P120">– <text:span text:style-name="T43">Это плохо. </text:span>– <text:span text:style-name="T43">погрустнела Рэрити. </text:span>– <text:span text:style-name="T43">Сон — важная часть для здоровья пони. </text:span></text:p>
      <text:p text:style-name="P41"/>
      <text:p text:style-name="P41"/>
      <text:p text:style-name="P41"/>
      <text:p text:style-name="P13"><text:span text:style-name="T30">&lt;</text:span><text:span text:style-name="T18">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5">У входа в библиотеку они расстаются</text:span><text:span text:style-name="T30">&gt;</text:span></text:p>
      <text:p text:style-name="P41"/>
      <text:p text:style-name="P13"><text:span text:style-name="T30">– Э-э-э… Добрый день?</text:span></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8">– подумал я об аликорнице с теплотой.</text:span></text:p>
      <text:p text:style-name="Text_20_body"/>
      <text:p text:style-name="P124"><text:span text:style-name="T30">&lt;</text:span><text:span text:style-name="T18">Макс помогает починить Эпплджек повозку.</text:span><text:span text:style-name="T30">&gt;</text:span></text:p>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6">–</text:span> Привет, Твайлайт Спаркл! Ещё не поздно?</text:p>
      <text:p text:style-name="P2"><text:soft-page-break/><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4">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4">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oft-page-break/><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12"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4">самолёт в эквестрию проваливается во время </text:span><text:span text:style-name="T1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0">&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6">&lt;<text:span text:style-name="T1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text:soft-page-break/>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11"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text:soft-page-break/>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2">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4">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3">короткий</text:span><text:span text:style-name="T6">&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3">???</text:span><text:span text:style-name="T6">&gt;</text:span></text:p>
      <text:p text:style-name="P2">Луна обошла Кимеринна. </text:p>
      <text:p text:style-name="P2"><text:span text:style-name="T6">–</text:span> У вас рассечен бок. И колотая рана на шее.</text:p>
      <text:p text:style-name="P2"><text:soft-page-break/><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11"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6">&lt;</text:span><text:span text:style-name="T13">гидрорысью</text:span><text:span text:style-name="T6">&gt;</text:span> и нападением <text:span text:style-name="T6">&lt;</text:span><text:span text:style-name="T13">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3">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oft-page-break/><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1"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
      <text:p text:style-name="P46">Она вытянула шею и начала по очереди сгибать-разгибать ноги, разминая суставы.</text:p>
      <text:p text:style-name="P46"><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11"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3">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3">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3">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11" text:outline-level="2">Понивилль</text:h>
      <text:p text:style-name="P2"/>
      <text:h text:style-name="P11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2"/>
      <text:p text:style-name="P2"><text:span text:style-name="T6">&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6">&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1" text:outline-level="2">Сон Макса</text:h>
      <text:p text:style-name="P78"/>
      <text:p text:style-name="P2"><text:span text:style-name="T6">&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3">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6">–</text:span> Готова, <text:span text:style-name="T6">–</text:span> процедила она.</text:p>
      <text:p text:style-name="P31">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3">Эгрегор Эквестрии </text:span><text:span text:style-name="T16">—</text:span><text:span text:style-name="T13"> Селестия </text:span><text:span text:style-name="T16">—</text:span><text:span text:style-name="T13">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6">&gt;</text:span></text:p>
      <text:p text:style-name="P2"/>
      <text:h text:style-name="P11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oft-page-break/><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3">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text:soft-page-break/>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3">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6">–</text:span><text:span text:style-name="T13"> Пинки? </text:span><text:span text:style-name="T16">–</text:span><text:span text:style-name="T13"> Дэш сморщила нос. </text:span><text:span text:style-name="T16">–</text:span><text:span text:style-name="T13"> Я скажу ей, чтоб больше не </text:span><text:span text:style-name="T16">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3">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3">Аликорны </text:span><text:span text:style-name="T16">—</text:span><text:span text:style-name="T13"> элементали. Они воплощают в себе какую-либо сторону чаяний и настроений сообщества пони. Анакорн </text:span><text:span text:style-name="T16">—</text:span><text:span text:style-name="T13"> супераликорн, элементаль всего мира</text:span><text:span text:style-name="T6">&gt;</text:span></text:p>
      <text:p text:style-name="P14"/>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6">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3">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6">—</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6">—</text:span><text:span text:style-name="T13"> Селестия. Рэрити </text:span><text:span text:style-name="T16">—</text:span><text:span text:style-name="T13"> без очереди (у неё </text:span><text:span text:style-name="T16">—</text:span><text:span text:style-name="T13"> билет-пропуск от Индрэ).</text:span></text:p>
      <text:p text:style-name="P2"><text:span text:style-name="T13">Рэрити проснулась парнем, т.к. в Эквестрии </text:span><text:span text:style-name="T16">—</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3">Влад рассказывает Максу о своём сне </text:span><text:span text:style-name="T16">—</text:span><text:span text:style-name="T13">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3">согласовать с тем, что говорил Анакорн о Р/Д</text:span><text:span text:style-name="T6">&gt;</text:span>). </text:p>
      <text:p text:style-name="P2">Об этом Эгрегоре пишется в книге <text:span text:style-name="T6">&lt;</text:span><text:span text:style-name="T13">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3">обоснование сна для Р/Д. РД видит несколько вариантов историй с Mane6 </text:span><text:span text:style-name="T16">—</text:span><text:span text:style-name="T13"> и с собой + Леро </text:span><text:span text:style-name="T16">—</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3">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3">Кто следующий готов рассказывать?</text:span></text:p>
      <text:p text:style-name="P31">Пинки дёрнулась на месте, но промолчала.</text:p>
      <text:p text:style-name="P2"><text:span text:style-name="T16">–</text:span><text:span text:style-name="T13"> Я расскажу, - шагнула вперёд радужная пегаска. </text:span><text:span text:style-name="T16">–</text:span><text:span text:style-name="T13"> Хотя вряд ли ты узнаешь что-то полезное. Там галиматья какая-то…</text:span><text:span text:style-name="T6">&gt;</text:span></text:p>
      <text:p text:style-name="P2"/>
      <text:p text:style-name="P2"><text:span text:style-name="T6">&lt;</text:span><text:span text:style-name="T13">Сон РД:</text:span></text:p>
      <text:p text:style-name="P31">...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6">—</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6">—</text:span><text:span text:style-name="T13">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oft-page-break/><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4">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3">“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11"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6">&gt;</text:span></text:p>
      <text:p text:style-name="P2"/>
      <text:h text:style-name="P111"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4">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3">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3">добавить сочувствия</text:span><text:span text:style-name="T6">&gt;</text:span>.</text:p>
      <text:p text:style-name="P2"/>
      <text:p text:style-name="P2"><text:span text:style-name="T6">&lt;</text:span><text:span text:style-name="T13">После этого случая Тавйлайт решает прекратить сеансы двойного сна. Сеанса с ЭйДжей и Флатти не будет</text:span><text:span text:style-name="T6">&gt;</text:span></text:p>
      <text:p text:style-name="P2"/>
      <text:h text:style-name="P111"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4">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4">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oft-page-break/><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78"/>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6">—</text:span><text:span text:style-name="T13"> Луна создаёт обратный коридор в срок.</text:span><text:span text:style-name="T6">&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text:soft-page-break/>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4">Дуглас </text:span><text:span text:style-name="T16">—</text:span><text:span text:style-name="T14"> </text:span><text:span text:style-name="T16">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3">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3">двухмесячной</text:span><text:span text:style-name="T6">&gt;</text:span> давности осталось лишь направление движения.</text:p>
      <text:p text:style-name="P2">И опять, как <text:span text:style-name="T6">&lt;</text:span><text:span text:style-name="T13">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3">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3">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soft-page-break/>…</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3">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oft-page-break/><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3">Не следует противопоставлять злу ещё большее зло - это только усилит его — </text:span><text:span text:style-name="T14">кодовая фраза</text:span><text:span text:style-name="T1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3">трёх</text:span><text:span text:style-name="T6">&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3">три месяца</text:span><text:span text:style-name="T6">&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6">&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3">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3">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3">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3">пять</text:span><text:span text:style-name="T6">&gt;</text:span>длинную прореху в куртке, <text:span text:style-name="T6">&lt;</text:span><text:span text:style-name="T13">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3">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3">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6">&lt;</text:span><text:span text:style-name="T13">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3">улучшить</text:span><text:span text:style-name="T6">&gt;</text:span>. А тот случай, когда мне пришлось зашивать тебе куртку после нападения убийц <text:span text:style-name="T6">&lt;</text:span><text:span text:style-name="T13">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78"/>
      <text:p text:style-name="P2"><text:span text:style-name="T6">&lt;</text:span><text:span text:style-name="T13">сначала эпизод - проверка сумки в серверной</text:span><text:span text:style-name="T6">&gt;</text:span></text:p>
      <text:p text:style-name="P2"><text:span text:style-name="T6">&lt;</text:span><text:span text:style-name="T1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3">“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3">расширить. Перед кафешкой - диалог с Флатти и ЭйДжей. Все думают, что наконец-то нашли Селестию. Все ликуют</text:span><text:span text:style-name="T6">&gt;</text:span></text:p>
      <text:p text:style-name="P14"><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3">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3">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6">&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text:soft-page-break/>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6">– </text:span>Ну хорошо. Убедила. В конце-концов, можем поступить так. Вы с Флатти вернётесь обратно а я продолжу поиски здесь.</text:p>
      <text:p text:style-name="P62"><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6">– </text:span>Вы можете связываться со мной раз в месяц по коридору.</text:p>
      <text:p text:style-name="P62"><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6">– </text:span>Конечно оставаться. Кто ещё, кроме нас, может найти её?</text:p>
      <text:p text:style-name="P62"><text:span text:style-name="T6">– </text:span>Я думал, ты не сможешь оставить Энджела и всех остальных надолго.</text:p>
      <text:p text:style-name="P62"><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6">– </text:span>Извини, Флаттершай, забылся.</text:p>
      <text:p text:style-name="P67"><text:soft-page-break/><text:span text:style-name="T6">– </text:span>Та ладно, я ж не против, – возразила Эпплджек. – Не парься, Флатти. Было б хуже, если б он <text:s/>назвал меня Эпплджек на людях.</text:p>
      <text:p text:style-name="P67"><text:span text:style-name="T6">– </text:span>Ты так... – запнулась Флаттершай. – Так быстро забыла свою ферму. И...</text:p>
      <text:p text:style-name="P67"><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6">– </text:span>Как ты можешь так говорить? – расплакалась Флаттершай.</text:p>
      <text:p text:style-name="P67"><text:span text:style-name="T6">– </text:span>Эй, девушки, не ссорьтесь! Мы — одна команда! И надеюсь, останемся ею и в дальнейшем. </text:p>
      <text:list xml:id="list7025462377748796490"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6">– </text:span>А если нет? – Эпплджек смотрела мне мне прямо в глаза.</text:p>
      <text:list xml:id="list183101101381144" text:continue-numbering="true" text:style-name="L5">
        <text:list-header>
          <text:p text:style-name="P125">Я молча пожал плечами. Эпплджек уверенно продолжила.</text:p>
        </text:list-header>
      </text:list>
      <text:p text:style-name="P67"><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6">– </text:span>Спасибо, ЭйДжей.</text:p>
      <text:p text:style-name="P67"><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101024722809" text:continue-numbering="true" text:style-name="L5">
        <text:list-header>
          <text:p text:style-name="P125">Флаттершай пробормотала нечто, показавшееся мне знакомым.</text:p>
        </text:list-header>
      </text:list>
      <text:p text:style-name="P67"><text:span text:style-name="T6">– </text:span>Флатти, ты что-то сказала? Я не расслышал.</text:p>
      <text:p text:style-name="P67"><text:span text:style-name="T6">– </text:span>Намерение Изменяет Реальность.</text:p>
      <text:p text:style-name="P67"><text:span text:style-name="T6">– </text:span>Эээ. А где ты слышала эту фразу, если не секрет?</text:p>
      <text:p text:style-name="P67"><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100637094399"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6">– </text:span>Флатти, ЭйДжей, буду через час. Ждите!</text:p>
      <text:p text:style-name="P62"/>
      <text:h text:style-name="P110"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6">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text:soft-page-break/>–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0" text:outline-level="2">Дискорд</text:h>
      <text:p text:style-name="P78"/>
      <text:p text:style-name="P76">Девушки поспешно собирались, пока я растолковывал им задачу.</text:p>
      <text:p text:style-name="P7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6">– </text:span>Это тот твой приятель, который разбился с полгода назад? – спросила Эпплджек.</text:p>
      <text:p text:style-name="P76"><text:span text:style-name="T6">– </text:span>Да, это он.</text:p>
      <text:p text:style-name="P76"><text:span text:style-name="T6">– </text:span>А как мы попадём в его квартиру? Там сейчас кто-то живёт? – Флаттершай прыгала на одной ноге, натягивая кед.</text:p>
      <text:p text:style-name="P7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3">Плохо написано!</text:span><text:span text:style-name="T6">&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6">– </text:span>Макс, что случилось? У нас проблемы?</text:p>
      <text:p text:style-name="P77"><text:soft-page-break/><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6">– </text:span>Так что, будем ломать дверь? – Эпплджек критически осмотрелась, подмечая бабулек на лавочке и зевак во внутреннем скверике.</text:p>
      <text:p text:style-name="P77"><text:span text:style-name="T6">– </text:span>Нет нужды. Лучше станьте-ка сзади меня так, чтобы заслонить от этих бабулек и от вооон той камеры наблюдения.</text:p>
      <text:list xml:id="list8200500179487360557"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6">–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6">– </text:span>Макс, тут окно разбито! И верёвка какая-то висит. – крикнула Флаттершай из кухни.</text:p>
      <text:p text:style-name="P98"><text:span text:style-name="T6">–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6">–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6">– </text:span>Оп-па! – пробормотала Эпплджек. – Нежданчик!</text:p>
      <text:p text:style-name="P98"><text:span text:style-name="T6">– </text:span>Ты, я вижу, времени не терял, – моя рука под прикрытием стола медленно тянулась к тяжёлой фарфоровой кружке, стоящей на краю.</text:p>
      <text:p text:style-name="P79"><text:span text:style-name="T6">–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6">– </text:span>А почему ты вообще решил искать нас тут? – спросила Эпплджек. – Приехал бы домой. Мы б тебя чаем напоили.</text:p>
      <text:p text:style-name="P79"><text:span text:style-name="T6">–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6">– </text:span>С кем это вы тут разговариваете?</text:p>
      <text:list xml:id="list6067020787422673256"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1"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text:soft-page-break/>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6">&lt;</text:span><text:span text:style-name="T13">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text:soft-page-break/>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soft-page-break/>***</text:p>
      <text:p text:style-name="P92">&lt;<text:span text:style-name="T14">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0">– И что? – продолжила его мысль Эпплджек.</text:p>
      <text:p text:style-name="P90">– Эквестрийские <text:span text:style-name="T6">&lt;</text:span><text:span text:style-name="T13">три месяца</text:span><text:span text:style-name="T6">&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text:soft-page-break/>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6"/>
      <text:h text:style-name="P111"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text:soft-page-break/>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6">&lt;</text:span><text:span text:style-name="T13">полгода</text:span><text:span text:style-name="T6">&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6">– </text:span><text:span text:style-name="T1">Демиург.</text:span></text:p>
      <text:p text:style-name="P62"><text:span text:style-name="T1">– </text:span>П-привет. Макс. <text:span text:style-name="T1">– в</text:span> смятении представился я.</text:p>
      <text:p text:style-name="P62"><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4">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1">–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6">&lt;</text:span>упомянуть в эпизоде на Терре, что МЛП-сериал закрылся год назад<text:span text:style-name="T6">&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6">&lt;</text:span><text:span text:style-name="T16">чёрт</text:span><text:span text:style-name="T6">&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text:soft-page-break/>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oft-page-break/><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6">–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6">–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6">&lt;</text:span><text:span text:style-name="T13">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6">&lt;</text:span><text:span text:style-name="T13">полгода</text:span><text:span text:style-name="T6">&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3">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text:span text:style-name="T6">&lt;</text:span><text:span text:style-name="T13">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6">&gt;</text:span>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text:span><text:soft-page-break/><text:span text:style-name="T1">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4219462444700968733" text:style-name="L8">
        <text:list-header>
          <text:p text:style-name="P127">(<text:span text:style-name="T20">Луна — как повелительница снов, слышала разговор Макса с Анакорном</text:span>)</text:p>
          <text:p text:style-name="P128"/>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2">Я опустил руку на шею Дэш и ощутил теплоту и лёгкое покалывание в пустоте.</text:p>
      <text:p text:style-name="P62"><text:soft-page-break/><text:span text:style-name="T6">–</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1" text:outline-level="2">Земля</text:h>
      <text:p text:style-name="P65">Музыкальная тема из бегущего по лезвию бритвы — <text:span text:style-name="T6">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4">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3">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2"/>
      <text:p text:style-name="P62"/>
      <text:p text:style-name="P62"/>
      <text:p text:style-name="P62"/>
      <text:p text:style-name="P96"><text:soft-page-break/></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2T18:30:59.654093922</dc:date>
    <meta:editing-duration>P63DT14H49M13S</meta:editing-duration>
    <meta:editing-cycles>2951</meta:editing-cycles>
    <meta:generator>LibreOffice/5.0.2.2$Linux_X86_64 LibreOffice_project/00m0$Build-2</meta:generator>
    <meta:document-statistic meta:table-count="0" meta:image-count="0" meta:object-count="0" meta:page-count="137" meta:paragraph-count="2824" meta:word-count="63247" meta:character-count="419780" meta:non-whitespace-character-count="356285"/>
  </office:meta>
</office:document-meta>
</file>